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LF WOOD: EMPATHY/WOLF</text:p>
      <text:p text:style-name="Standard"/>
      <text:p text:style-name="Standard">Perspective: 3 parallax distances: current, forward (closer to cam), backward (further from cam)</text:p>
      <text:p text:style-name="Standard">Goal: Traverse a maze, find NPCs, get them out of the maze</text:p>
      <text:p text:style-name="Standard">Theme: Empathy</text:p>
      <text:p text:style-name="Standard"/>
      <text:p text:style-name="Standard">Not a true maze, exit is strictly to the right. <text:s/>Trees present obstacles in a given parallax layer.</text:p>
      <text:p text:style-name="Standard"/>
      <text:p text:style-name="Standard">Player moves through the woods. <text:s/>Along the way, they encounter NPCs. <text:s/>Their goal is to make it to the other side of the wood alive and with as many NPC friends in tow as possible.</text:p>
      <text:p text:style-name="Standard"/>
      <text:p text:style-name="Standard">Player/Party:</text:p>
      <text:list xml:id="list6320634396274595788" text:style-name="L1">
        <text:list-item>
          <text:p text:style-name="P1">Move left/right along a given parallax level.</text:p>
        </text:list-item>
        <text:list-item>
          <text:p text:style-name="P1">Move up/down to a new parallax level.</text:p>
        </text:list-item>
        <text:list-item>
          <text:p text:style-name="P1">Tell NPC to follow. <text:s/>NPC joins line at back. <text:s/>Range 1 in facing direction. <text:s/>NPC chirps in response.</text:p>
        </text:list-item>
        <text:list-item>
          <text:p text:style-name="P1">Tell NPC to stay. <text:s/>Doing so drops the furthest-back NPC (LIFO).</text:p>
        </text:list-item>
        <text:list-item>
          <text:p text:style-name="P1">(Optional feature) Tell NPC line to collapse (a la Swarm). <text:s/>If tile based traversal, doing so removes one space between each character (exclusive of player). <text:s/>Characters can collapse into the same space (down to all in 1 space) but doing so reduces the speed of the party each time.</text:p>
        </text:list-item>
        <text:list-item>
          <text:p text:style-name="P1">(Optional feature) Tell NPC line to expand (a la Swarm). <text:s/>If tile based traversal, doing so adds one space between each character (exclusive of player). <text:s/>If characters are collapsed into the same space, they simply split. <text:s/>Putting extra space between characters (default 0 spaces between characters, max 1-2) increases the speed of the party per space.</text:p>
        </text:list-item>
        <text:list-item>
          <text:p text:style-name="P1">Party movement speed scales to party size (i.e. larger party moves slower, smaller party moves faster). <text:s/>(Not sure if I like this, need to play with it.)</text:p>
        </text:list-item>
        <text:list-item>
          <text:p text:style-name="P1">Players cannot move through trees on the same parallax level. <text:s/>To avoid these obstacles, they must move up/down to a different parallax level.</text:p>
        </text:list-item>
        <text:list-item>
          <text:p text:style-name="P1">When the player switches directions, the party immediately switches movement directions. <text:s/>As they continue to move in that direction, the player bubbles through the line by moving 2 spaces for every 1 of the party's.</text:p>
        </text:list-item>
        <text:list-item>
          <text:p text:style-name="P1">Party can only move between parallax layers if the player is able to make the move (i.e. not blocked by a tree). <text:s/>Any NPCs not in the gap that the player is moving into will stay in the old parallax layer.</text:p>
        </text:list-item>
      </text:list>
      <text:p text:style-name="Standard"/>
      <text:p text:style-name="Standard">NPC behavior:</text:p>
      <text:list xml:id="list970425590364061326" text:style-name="L2">
        <text:list-item>
          <text:p text:style-name="P2">Follow player when told to follow. <text:s/>Distance from player/NPC in front is based on collapse/expands commands from player.</text:p>
        </text:list-item>
        <text:list-item>
          <text:p text:style-name="P2">Stay put in current location when told to stay.</text:p>
          <text:list>
            <text:list-item>
              <text:p text:style-name="P2">NPCs that are told to stay put will not follow again until the player returns to them and tells them to follow.</text:p>
            </text:list-item>
          </text:list>
        </text:list-item>
        <text:list-item>
          <text:p text:style-name="P2">NPCs will follow player to new parallax layers.</text:p>
          <text:list>
            <text:list-item>
              <text:p text:style-name="P2">If there is a tree in the new parallax layer that occupies the space that the NPC is trying to move into, the NPC will be unable to move. <text:s/>They will stay put.</text:p>
            </text:list-item>
            <text:list-item>
              <text:p text:style-name="P2">If an NPC stays put because they are blocked from switching parallax layers by a tree, then any NPCs behind them will also stay put (i.e. act as if the player had told them to stay put at that location).</text:p>
            </text:list-item>
          </text:list>
        </text:list-item>
        <text:list-item>
          <text:p text:style-name="P2"><text:soft-page-break/>NPCs are considered to be in a group (for wolf timer/defense purposes) if they are within 2 spaces of another NPC. <text:s/>Spaces can either be measured only horizontally or both horizontally and depthwise.</text:p>
        </text:list-item>
        <text:list-item>
          <text:p text:style-name="P2">When an NPC is abandoned (i.e. goes off screen), start a random-length timer. <text:s/>When the timer expires, they will be eaten by a wolf (audio cue). <text:s/>The player can return to them at any point before the timer is up to retrieve them.</text:p>
        </text:list-item>
        <text:list-item>
          <text:p text:style-name="P2">(Optional feature) Abandonment timer range is affected by character definition/items. <text:s/>Example: character with a torch will have timerLength*2. <text:s/>Example: character with a double-barrel shotgun will get 3x timers (first two timers end in shotgun blasts, killing wolf, 3<text:span text:style-name="T1">rd</text:span> timer is wolf-eating as the character is out of ammo).</text:p>
        </text:list-item>
      </text:list>
      <text:p text:style-name="Standard"/>
      <text:p text:style-name="Standard">Wolf behavior: </text:p>
      <text:list xml:id="list5223524198366932628" text:style-name="L4">
        <text:list-item>
          <text:p text:style-name="P4">Wolves appear at either designer-placed locations or random intervals.</text:p>
        </text:list-item>
        <text:list-item>
          <text:p text:style-name="P4">Wolves always appear on the edge opposite the facing direction of the party. (Not sure if I like this, actually.) <text:s/>DON'T DO THIS: SURPRISE WOLVES ARE AWESOME.</text:p>
        </text:list-item>
        <text:list-item>
          <text:p text:style-name="P4">Wolves chase the party after appearing, trying to catch the nearest character. <text:s/>Definitely pursue within the parallax layer, possibly between them as well. <text:s/>If able to move between layers, they lose the scent if they get parallax-move blocked by a tree (wolves parallax move near-simultaneously with party). <text:s/>If a wolf's path is blocked horizontally, they lose the scent.</text:p>
        </text:list-item>
        <text:list-item>
          <text:p text:style-name="P4">Wolves will continue pursuit until their hunger is satisfied or they lose the scent and then wander off (move off screen opposite party direction).</text:p>
        </text:list-item>
        <text:list-item>
          <text:p text:style-name="P4">(Optional feature) Three different size wolves: small, medium, and large.</text:p>
          <text:list>
            <text:list-item>
              <text:p text:style-name="P4">Small wolves fit in 1-space gaps. <text:s/>Their hunger is satisfied after eating 1 character.</text:p>
            </text:list-item>
            <text:list-item>
              <text:p text:style-name="P4">Medium wolves fit in 2-space gaps. <text:s/>Their hunger is satisfied after eating 2 characters.</text:p>
            </text:list-item>
            <text:list-item>
              <text:p text:style-name="P4">Large wolves fit in 3-space gas. <text:s/>Their hunger is satisfied after eating 3 characters.</text:p>
            </text:list-item>
          </text:list>
        </text:list-item>
        <text:list-item>
          <text:p text:style-name="P4">When a wolf eats, they are stunned for a few seconds while they eat the fuck out of the char.</text:p>
        </text:list-item>
        <text:list-item>
          <text:p text:style-name="P4">Need to sort out wolf movement speed relative to party speed.</text:p>
        </text:list-item>
      </text:list>
      <text:p text:style-name="Standard"/>
      <text:p text:style-name="Standard">Woods:</text:p>
      <text:list xml:id="list7600534704365020245" text:style-name="L3">
        <text:list-item>
          <text:p text:style-name="P3">Trees are obstacles. <text:s/>They occupy a single space and block movement in all directions.</text:p>
        </text:list-item>
      </text:list>
      <text:p text:style-name="Standard"/>
      <text:p text:style-name="Standard">NICE TO HAVE:</text:p>
      <text:list xml:id="list7519045422418417439" text:style-name="L5">
        <text:list-item>
          <text:p text:style-name="P5">NPC faces are populated using Facebook friend profile pics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21:43:38.15</meta:creation-date>
    <dc:date>2013-01-26T12:08:42.76</dc:date>
    <meta:editing-duration>PT14H24M37S</meta:editing-duration>
    <meta:editing-cycles>65</meta:editing-cycles>
    <meta:generator>OpenOffice.org/3.4.1$Win32 OpenOffice.org_project/341m1$Build-9593</meta:generator>
    <meta:document-statistic meta:table-count="0" meta:image-count="0" meta:object-count="0" meta:page-count="2" meta:paragraph-count="42" meta:word-count="875" meta:character-count="4970"/>
  </office:meta>
</office:document-meta>
</file>